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40">
            <text:p>140</text:p>
          </table:table-cell>
          <table:table-cell office:value-type="float" office:value="0.07">
            <text:p>0,07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7">
            <text:p>0,07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7">
            <text:p>0,07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3">
            <text:p>0,23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4">
            <text:p>0,14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9">
            <text:p>0,09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8">
            <text:p>0,18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45">
            <text:p>0,45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">
            <text:p>0,7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96">
            <text:p>0,96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.21">
            <text:p>1,21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56">
            <text:p>1,56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85">
            <text:p>1,85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.2">
            <text:p>2,2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.6">
            <text:p>2,6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.89">
            <text:p>2,89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.28">
            <text:p>3,28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.56">
            <text:p>3,56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.3">
            <text:p>4,3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.6">
            <text:p>4,6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.89">
            <text:p>4,89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5.08">
            <text:p>5,08</text:p>
          </table:table-cell>
          <table:table-cell table:number-columns-repeated="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.27">
            <text:p>5,27</text:p>
          </table:table-cell>
          <table:table-cell table:number-columns-repeated="3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.6">
            <text:p>5,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mA</text:p>
          </table:table-cell>
          <table:table-cell office:value-type="string">
            <text:p>mW</text:p>
          </table:table-cell>
          <table:table-cell table:number-columns-repeated="3"/>
        </table:table-row>
        <table:table-row table:style-name="ro1">
          <table:table-cell office:value-type="string">
            <text:p>strom diode</text:p>
          </table:table-cell>
          <table:table-cell office:value-type="string">
            <text:p>leistung ya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kommentare</text:p>
          </table:table-cell>
          <table:table-cell office:value-type="string">
            <text:p>L=808,4 </text:p>
          </table:table-cell>
          <table:table-cell office:value-type="string">
            <text:p>T=34,4 C</text:p>
          </table:table-cell>
          <table:table-cell office:value-type="string">
            <text:p>RG filter 1000</text:p>
          </table:table-cell>
          <table:table-cell office:value-type="string">
            <text:p>Error 0,01 bis 400 ca</text:p>
          </table:table-cell>
        </table:table-row>
        <table:table-row table:style-name="ro1">
          <table:table-cell table:number-columns-repeated="4"/>
          <table:table-cell office:value-type="string">
            <text:p>Error 0,03 ab 400 ca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.01.2012</text:date>, <text:time>11:1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27T11:10:03</meta:creation-date>
    <dc:date>2012-01-27T11:16:49</dc:date>
    <dc:creator>Carolin Wille</dc:creator>
    <meta:editing-duration>PT00H06M48S</meta:editing-duration>
    <meta:editing-cycles>2</meta:editing-cycles>
    <meta:generator>OpenOffice.org/3.2$Unix OpenOffice.org_project/320m19$Build-9505</meta:generator>
    <meta:document-statistic meta:table-count="3" meta:cell-count="60" meta:object-count="0"/>
  </office:meta>
</office:document-meta>
</file>